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4.69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286cm" svg:height="1.016cm" svg:x="1.889cm" svg:y="2.39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xml:id="id2" draw:id="id2" draw:layer="layout" svg:width="2.794cm" svg:height="1.778cm" svg:x="5.318cm" svg:y="2.016cm">
          <text:p text:style-name="P1"><text:span text:style-name="T1">Wait for</text:span></text:p>
          <text:p text:style-name="P1"><text:span text:style-name="T1"><text:s/></text:span><text:span text:style-name="T1">command</text:span></text:p>
        </draw:rect>
        <draw:custom-shape draw:style-name="gr1" draw:text-style-name="P2" xml:id="id7" draw:id="id7" draw:layer="layout" svg:width="2.794cm" svg:height="2.286cm" svg:x="5.413cm" svg:y="21.32cm">
          <text:p text:style-name="P1"><text:span text:style-name="T1">Command</text:span></text:p>
          <text:p text:style-name="P1"><text:span text:style-name="T1">wait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xml:id="id3" draw:id="id3" draw:layer="layout" svg:width="2.794cm" svg:height="1.778cm" svg:x="5.318cm" svg:y="5.191cm">
          <text:p text:style-name="P1"><text:span text:style-name="T1">Decode</text:span></text:p>
          <text:p text:style-name="P1"><text:span text:style-name="T1">command</text:span></text:p>
        </draw:rect>
        <draw:connector draw:style-name="gr3" draw:text-style-name="P1" draw:layer="layout" svg:x1="4.175cm" svg:y1="2.905cm" svg:x2="5.318cm" svg:y2="2.905cm" draw:start-shape="id1" draw:start-glue-point="10" draw:end-shape="id2" draw:end-glue-point="3" svg:d="M4175 2905h1143">
          <text:p/>
        </draw:connector>
        <draw:connector draw:style-name="gr3" draw:text-style-name="P1" draw:layer="layout" svg:x1="6.715cm" svg:y1="3.794cm" svg:x2="6.715cm" svg:y2="5.191cm" draw:start-shape="id2" draw:start-glue-point="2" draw:end-shape="id3" draw:end-glue-point="0" svg:d="M6715 3794v1397">
          <text:p/>
        </draw:connector>
        <draw:rect draw:style-name="gr2" draw:text-style-name="P2" draw:layer="layout" svg:width="2.794cm" svg:height="1.778cm" svg:x="5.318cm" svg:y="8.239cm">
          <text:p text:style-name="P1"><text:span text:style-name="T1">Execute</text:span></text:p>
          <text:p text:style-name="P1"><text:span text:style-name="T1">command</text:span></text:p>
        </draw:rect>
        <draw:frame draw:style-name="gr4" draw:text-style-name="P3" draw:layer="layout" svg:width="9.144cm" svg:height="14.945cm" svg:x="11.287cm" svg:y="1.254cm">
          <draw:text-box>
            <text:p><text:span text:style-name="T1">Receive OpCodes:</text:span></text:p>
            <text:p><text:span text:style-name="T1">RESTART (R)</text:span></text:p>
            <text:p><text:span text:style-name="T1">START_ASSESSMENT1 (SA1)</text:span></text:p>
            <text:p><text:span text:style-name="T1">START_ASSESSMENT2 (SA2)</text:span></text:p>
            <text:p><text:span text:style-name="T1">START_ASSESSMENT3 (SA3)</text:span></text:p>
            <text:p><text:span text:style-name="T1">STOP_ASSESSMENT1 (ST1)</text:span></text:p>
            <text:p><text:span text:style-name="T1">STOP_ASSESSMENT2 (ST2)</text:span></text:p>
            <text:p><text:span text:style-name="T1">STOP_ASSESSMENT3 (ST3)</text:span></text:p>
            <text:p><text:span text:style-name="T1"/></text:p>
            <text:p><text:span text:style-name="T1">Transmit OpCodes:</text:span></text:p>
            <text:p><text:span text:style-name="T1">SEND_RESULT_ASSESSMENT1 (SR1)</text:span></text:p>
            <text:p><text:span text:style-name="T1">SEND_RESULT_ASSESSMENT2 (SR2)</text:span></text:p>
            <text:p><text:span text:style-name="T1">SEND_RESULT_ASSESSMENT3 (SR3)</text:span></text:p>
            <text:p><text:span text:style-name="T1"/></text:p>
            <text:p><text:span text:style-name="T1">What data should the App be tracking from the card? <text:s/>Simply pass/fail? <text:s/>If necessary the App should be where timing is being tracked. <text:s/>Easier than the Arduino doing it.</text:span></text:p>
            <text:p><text:span text:style-name="T1"/></text:p>
            <text:p><text:span text:style-name="T1">Should also employ a debug mode where the Arduino doesn't wait for the App. <text:s/>It simply cycles through each test. <text:s/>Maybe add a button to push to cycle through.</text:span></text:p>
            <text:p><text:span text:style-name="T1"/></text:p>
            <text:p><text:span text:style-name="T1">Need a watchdog timer that calls an ISR that looks for a serial command to determine if the App is telling the card to stop the assessment and send results, move to a different assessment, restart?</text:span></text:p>
            <text:p><text:span text:style-name="T1"/></text:p>
            <text:p><text:span text:style-name="T1"/></text:p>
          </draw:text-box>
        </draw:frame>
        <draw:rect draw:style-name="gr2" draw:text-style-name="P2" xml:id="id4" draw:id="id4" draw:layer="layout" svg:width="2.794cm" svg:height="1.778cm" svg:x="5.318cm" svg:y="11.361cm">
          <text:p text:style-name="P1"><text:span text:style-name="T1">Send results</text:span></text:p>
        </draw:rect>
        <draw:connector draw:style-name="gr3" draw:text-style-name="P1" draw:layer="layout" svg:x1="6.715cm" svg:y1="6.969cm" svg:x2="6.715cm" svg:y2="8.366cm" svg:d="M6715 6969v1397">
          <text:p/>
        </draw:connector>
        <draw:connector draw:style-name="gr3" draw:text-style-name="P1" draw:layer="layout" svg:x1="6.715cm" svg:y1="10.017cm" svg:x2="6.715cm" svg:y2="11.414cm" svg:d="M6715 10017v1397">
          <text:p/>
        </draw:connector>
        <draw:connector draw:style-name="gr3" draw:text-style-name="P1" draw:layer="layout" draw:line-skew="0.769cm" svg:x1="8.112cm" svg:y1="12.25cm" svg:x2="8.112cm" svg:y2="2.905cm" draw:start-shape="id4" draw:start-glue-point="1" draw:end-shape="id2" draw:end-glue-point="1" svg:d="M8112 12250h1270v-9345h-1270">
          <text:p/>
        </draw:connector>
        <draw:rect draw:style-name="gr2" draw:text-style-name="P2" xml:id="id5" draw:id="id5" draw:layer="layout" svg:width="2.794cm" svg:height="1.778cm" svg:x="5.413cm" svg:y="14.716cm">
          <text:p text:style-name="P1"><text:span text:style-name="T1">Watchdog</text:span></text:p>
          <text:p text:style-name="P1"><text:span text:style-name="T1"><text:s/></text:span><text:span text:style-name="T1">expires</text:span></text:p>
        </draw:rect>
        <draw:rect draw:style-name="gr2" draw:text-style-name="P2" xml:id="id6" draw:id="id6" draw:layer="layout" svg:width="2.794cm" svg:height="2.413cm" svg:x="5.413cm" svg:y="17.637cm">
          <text:p text:style-name="P1"><text:span text:style-name="T1">ISR:</text:span></text:p>
          <text:p text:style-name="P1"><text:span text:style-name="T1">Check serial</text:span></text:p>
          <text:p text:style-name="P1"><text:span text:style-name="T1">for data if executing</text:span></text:p>
          <text:p text:style-name="P1"><text:span text:style-name="T1"><text:s/></text:span><text:span text:style-name="T1">a command</text:span></text:p>
        </draw:rect>
        <draw:connector draw:style-name="gr3" draw:text-style-name="P1" draw:layer="layout" svg:x1="6.81cm" svg:y1="16.494cm" svg:x2="6.81cm" svg:y2="17.637cm" draw:start-shape="id5" draw:start-glue-point="2" draw:end-shape="id6" draw:end-glue-point="0" svg:d="M6810 16494v1143">
          <text:p/>
        </draw:connector>
        <draw:connector draw:style-name="gr3" draw:text-style-name="P1" draw:layer="layout" svg:x1="6.81cm" svg:y1="20.05cm" svg:x2="6.81cm" svg:y2="21.32cm" draw:start-shape="id6" draw:start-glue-point="2" draw:end-shape="id7" draw:end-glue-point="4" svg:d="M6810 20050v1270">
          <text:p/>
        </draw:connector>
        <draw:connector draw:style-name="gr5" draw:text-style-name="P1" draw:layer="layout" svg:x1="5.413cm" svg:y1="22.463cm" svg:x2="3.286cm" svg:y2="11.541cm" draw:start-shape="id7" draw:start-glue-point="5" draw:end-shape="id8" svg:d="M5413 22463h-2127v-10922">
          <text:p text:style-name="P1">Yes <text:s text:c="3"/></text:p>
        </draw:connector>
        <draw:connector draw:style-name="gr5" draw:text-style-name="P1" draw:layer="layout" draw:line-skew="1.304cm" svg:x1="8.207cm" svg:y1="22.463cm" svg:x2="8.207cm" svg:y2="15.605cm" draw:start-shape="id7" draw:start-glue-point="7" draw:end-shape="id5" draw:end-glue-point="1" svg:d="M8207 22463h1806v-6858h-1806">
          <text:p text:style-name="P1"><text:s text:c="8"/>No</text:p>
        </draw:connector>
        <draw:rect draw:style-name="gr2" draw:text-style-name="P2" xml:id="id8" draw:id="id8" draw:layer="layout" svg:width="2.794cm" svg:height="1.778cm" svg:x="1.889cm" svg:y="9.763cm">
          <text:p text:style-name="P1"><text:span text:style-name="T1">Clear cuurent</text:span></text:p>
          <text:p text:style-name="P1"><text:span text:style-name="T1">state</text:span></text:p>
        </draw:rect>
        <draw:connector draw:style-name="gr3" draw:text-style-name="P1" draw:layer="layout" svg:x1="3.286cm" svg:y1="9.763cm" svg:x2="5.318cm" svg:y2="6.08cm" draw:start-shape="id8" draw:start-glue-point="0" draw:end-shape="id3" draw:end-glue-point="3" svg:d="M3286 9763v-3683h2032">
          <text:p/>
        </draw:connector>
      </draw:page>
      <draw:page draw:name="page2" draw:style-name="dp1" draw:master-page-name="Default">
        <draw:rect draw:style-name="gr6" draw:text-style-name="P1" draw:layer="layout" svg:width="17.272cm" svg:height="5.207cm" svg:x="2.778cm" svg:y="7.985cm">
          <text:p/>
        </draw:rect>
        <draw:custom-shape draw:style-name="gr7" draw:text-style-name="P1" draw:layer="layout" svg:width="2.159cm" svg:height="2.159cm" svg:x="6.207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6" draw:text-style-name="P1" draw:layer="layout" svg:width="0.635cm" svg:height="6.604cm" svg:x="5.318cm" svg:y="9.636cm">
          <text:p/>
        </draw:rect>
        <draw:rect draw:style-name="gr6" draw:text-style-name="P1" draw:layer="layout" svg:width="0.635cm" svg:height="6.604cm" svg:x="9.255cm" svg:y="9.763cm">
          <text:p/>
        </draw:rect>
        <draw:custom-shape draw:style-name="gr1" draw:text-style-name="P1" draw:layer="layout" svg:width="4.191cm" svg:height="4.191cm" svg:x="1.381cm" svg:y="-0.016cm">
          <text:p text:style-name="P1">55555222\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175cm" svg:height="3.175cm" svg:x="11.033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032cm" svg:height="2.159cm" svg:x="15.097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6" draw:text-style-name="P1" draw:layer="layout" svg:width="0.635cm" svg:height="6.604cm" svg:x="14.335cm" svg:y="9.509cm">
          <text:p/>
        </draw:rect>
        <draw:rect draw:style-name="gr6" draw:text-style-name="P1" draw:layer="layout" svg:width="0.635cm" svg:height="6.604cm" svg:x="17.129cm" svg:y="9.38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27T21:31:44.35</meta:creation-date>
    <dc:date>2018-08-28T20:12:08.14</dc:date>
    <meta:editing-duration>PT1H33M50S</meta:editing-duration>
    <meta:editing-cycles>5</meta:editing-cycles>
    <meta:generator>OpenOffice/4.1.5$Win32 OpenOffice.org_project/415m1$Build-9789</meta:generator>
    <meta:document-statistic meta:object-count="29"/>
  </office:meta>
</office:document-meta>
</file>